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40000011B4B1044E0C10BC611.png" manifest:media-type="image/png"/>
  <manifest:file-entry manifest:full-path="Pictures/100000000000054E000001A48F46D845584B8BF7.png" manifest:media-type="image/png"/>
  <manifest:file-entry manifest:full-path="Pictures/10000000000005530000015DBA37F2C951F949C7.png" manifest:media-type="image/png"/>
  <manifest:file-entry manifest:full-path="Pictures/100000000000054E00000142B5A86EE22F6303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78cm, 4.214cm, 3.295cm, 5.023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91cm, 3.878cm, 2.856cm, 5.03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9cm, 4.286cm, 2.338cm, 4.90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54cm, 4.245cm, 2.316cm, 5.048cm)" draw:image-opacity="100%" style:mirror="none"/>
    </style:style>
    <style:style style:name="gr5" style:family="graphic" style:parent-style-name="standard">
      <style:graphic-properties svg:stroke-width="0.028cm" svg:stroke-color="#000000" draw:marker-start="Arrowheads_20_4" draw:marker-start-width="0.342cm" draw:marker-end="Arrowheads_20_4" draw:marker-end-width="0.342cm" svg:stroke-opacity="80%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fo:min-height="0.7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0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5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92cm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="Arrowheads_20_3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text-properties style:font-name="Liberation Serif"/>
    </style:style>
    <style:style style:name="P4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Liberation Serif"/>
    </style:style>
    <style:style style:name="T2" style:family="text">
      <style:text-properties style:text-position="-8% 58%"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418cm" svg:height="2.594cm" svg:x="1.687cm" svg:y="1.058cm">
          <draw:image xlink:href="Pictures/100000000000054E000001A48F46D845584B8BF7.png" xlink:type="simple" xlink:show="embed" xlink:actuate="onLoad" draw:mime-type="image/png">
            <text:p/>
          </draw:image>
        </draw:frame>
        <draw:frame draw:style-name="gr2" draw:text-style-name="P1" draw:layer="layout" svg:width="17.499cm" svg:height="2.249cm" svg:x="1.826cm" svg:y="4.037cm">
          <draw:image xlink:href="Pictures/10000000000005530000015DBA37F2C951F949C7.png" xlink:type="simple" xlink:show="embed" xlink:actuate="onLoad" draw:mime-type="image/png">
            <text:p/>
          </draw:image>
        </draw:frame>
        <draw:frame draw:style-name="gr3" draw:text-style-name="P1" draw:layer="layout" svg:width="17.249cm" svg:height="2.249cm" svg:x="1.931cm" svg:y="6.567cm">
          <draw:image xlink:href="Pictures/10000000000005540000011B4B1044E0C10BC611.png" xlink:type="simple" xlink:show="embed" xlink:actuate="onLoad" draw:mime-type="image/png">
            <text:p/>
          </draw:image>
        </draw:frame>
        <draw:frame draw:style-name="gr4" draw:text-style-name="P1" draw:layer="layout" svg:width="17.249cm" svg:height="2.749cm" svg:x="1.926cm" svg:y="9.748cm">
          <draw:image xlink:href="Pictures/100000000000054E00000142B5A86EE22F6303C4.png" xlink:type="simple" xlink:show="embed" xlink:actuate="onLoad" draw:mime-type="image/png">
            <text:p/>
          </draw:image>
        </draw:frame>
        <draw:line draw:style-name="gr5" draw:text-style-name="P2" draw:layer="layout" svg:x1="10.014cm" svg:y1="8.93cm" svg:x2="10.598cm" svg:y2="8.93cm">
          <text:p/>
        </draw:line>
        <draw:frame draw:style-name="gr6" draw:text-style-name="P4" draw:layer="layout" svg:width="1.383cm" svg:height="0.996cm" svg:x="9.86cm" svg:y="8.845cm">
          <draw:text-box>
            <text:p text:style-name="P3"><text:span text:style-name="T1">T</text:span><text:span text:style-name="T2">C</text:span></text:p>
          </draw:text-box>
        </draw:frame>
        <draw:frame draw:style-name="gr7" draw:text-style-name="P4" draw:layer="layout" svg:width="1.557cm" svg:height="0.962cm" svg:x="0.721cm" svg:y="3.739cm">
          <draw:text-box>
            <text:p text:style-name="P3"><text:span text:style-name="T1">+1</text:span></text:p>
          </draw:text-box>
        </draw:frame>
        <draw:frame draw:style-name="gr7" draw:text-style-name="P4" draw:layer="layout" svg:width="1.401cm" svg:height="0.962cm" svg:x="0.74cm" svg:y="6.291cm">
          <draw:text-box>
            <text:p text:style-name="P3"><text:span text:style-name="T1">+1</text:span></text:p>
          </draw:text-box>
        </draw:frame>
        <draw:frame draw:style-name="gr7" draw:text-style-name="P4" draw:layer="layout" svg:width="1.557cm" svg:height="0.962cm" svg:x="0.7cm" svg:y="5.635cm">
          <draw:text-box>
            <text:p text:style-name="P3"><text:span text:style-name="T1">- 1</text:span></text:p>
          </draw:text-box>
        </draw:frame>
        <draw:frame draw:style-name="gr7" draw:text-style-name="P4" draw:layer="layout" svg:width="1.557cm" svg:height="0.962cm" svg:x="0.701cm" svg:y="8.083cm">
          <draw:text-box>
            <text:p text:style-name="P3"><text:span text:style-name="T1">- 1</text:span></text:p>
          </draw:text-box>
        </draw:frame>
        <draw:frame draw:style-name="gr8" draw:text-style-name="P4" draw:layer="layout" svg:width="3.593cm" svg:height="1.058cm" svg:x="19.309cm" svg:y="1.878cm">
          <draw:text-box>
            <text:p text:style-name="P3"><text:span text:style-name="T1">Portadora</text:span></text:p>
          </draw:text-box>
        </draw:frame>
        <draw:frame draw:style-name="gr9" draw:text-style-name="P4" draw:layer="layout" svg:width="5.511cm" svg:height="2.778cm" svg:x="19.31cm" svg:y="4.458cm">
          <draw:text-box>
            <text:p text:style-name="P3"><text:span text:style-name="T1">Mensaje de navegación</text:span></text:p>
          </draw:text-box>
        </draw:frame>
        <draw:frame draw:style-name="gr10" draw:text-style-name="P4" draw:layer="layout" svg:width="3.725cm" svg:height="1.742cm" svg:x="19.244cm" svg:y="6.949cm">
          <draw:text-box>
            <text:p text:style-name="P3"><text:span text:style-name="T1">Código de expansión</text:span></text:p>
          </draw:text-box>
        </draw:frame>
        <draw:frame draw:style-name="gr10" draw:text-style-name="P4" draw:layer="layout" svg:width="3.725cm" svg:height="1.742cm" svg:x="19.554cm" svg:y="10.212cm">
          <draw:text-box>
            <text:p text:style-name="P3"><text:span text:style-name="T1">Señal </text:span></text:p>
            <text:p text:style-name="P3"><text:span text:style-name="T1">DSSS</text:span></text:p>
          </draw:text-box>
        </draw:frame>
        <draw:path draw:style-name="gr11" draw:text-style-name="P1" draw:layer="layout" svg:width="1.231cm" svg:height="1.036cm" draw:transform="rotate (-0.844041226264459) translate (20.080000001158cm 2.84799999897044cm)" svg:viewBox="0 0 1232 1037" svg:d="M0 0c1062 0 1232 1037 1232 1037l-16-15">
          <text:p/>
        </draw:path>
        <draw:path draw:style-name="gr11" draw:text-style-name="P1" draw:layer="layout" svg:width="0.732cm" svg:height="0.59cm" draw:transform="skewX (-0.193557014046171) rotate (-0.939685269273747) translate (20.188cm 6.003cm)" svg:viewBox="0 0 733 591" svg:d="M0 0c631 0 733 591 733 591l-10-8">
          <text:p/>
        </draw:path>
        <draw:path draw:style-name="gr11" draw:text-style-name="P1" draw:layer="layout" svg:width="1.231cm" svg:height="1.036cm" draw:transform="rotate (-0.844041226264459) translate (20.166000001158cm 8.63999999897044cm)" svg:viewBox="0 0 1232 1037" svg:d="M0 0c1062 0 1232 1037 1232 1037l-16-15">
          <text:p/>
        </draw:path>
        <draw:frame draw:style-name="gr7" draw:text-style-name="P5" draw:layer="layout" svg:width="1.767cm" svg:height="0.962cm" svg:x="20.462cm" svg:y="3.059cm">
          <draw:text-box>
            <text:p>x</text:p>
          </draw:text-box>
        </draw:frame>
        <draw:frame draw:style-name="gr7" draw:text-style-name="P5" draw:layer="layout" svg:width="1.767cm" svg:height="0.962cm" svg:x="20.395cm" svg:y="5.969cm">
          <draw:text-box>
            <text:p>x</text:p>
          </draw:text-box>
        </draw:frame>
        <draw:frame draw:style-name="gr7" draw:text-style-name="P5" draw:layer="layout" svg:width="1.767cm" svg:height="0.962cm" svg:x="20.606cm" svg:y="8.852cm">
          <draw:text-box>
            <text:p>=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13" svg:d="M0 13l10-13 10 13z"/>
    <draw:marker draw:name="Arrowheads_20_4" draw:display-name="Arrowheads 4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4T13:40:47.493000000</meta:creation-date>
    <dc:date>2022-11-14T14:31:15.615000000</dc:date>
    <meta:editing-duration>PT5M51S</meta:editing-duration>
    <meta:editing-cycles>2</meta:editing-cycles>
    <meta:generator>LibreOffice/7.2.0.4$Windows_X86_64 LibreOffice_project/9a9c6381e3f7a62afc1329bd359cc48accb6435b</meta:generator>
    <meta:document-statistic meta:object-count="20"/>
  </office:meta>
</office:document-meta>
</file>